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officeooo:rsid="0014ef2a"/>
    </style:style>
    <style:style style:name="T3" style:family="text">
      <style:text-properties officeooo:rsid="0015dc22"/>
    </style:style>
    <style:style style:name="T4" style:family="text">
      <style:text-properties officeooo:rsid="001707ad"/>
    </style:style>
    <style:style style:name="T5" style:family="text">
      <style:text-properties officeooo:rsid="0017b1da"/>
    </style:style>
    <style:style style:name="T6" style:family="text">
      <style:text-properties officeooo:rsid="0018641f"/>
    </style:style>
    <style:style style:name="T7" style:family="text">
      <style:text-properties officeooo:rsid="001902f3"/>
    </style:style>
    <style:style style:name="T8" style:family="text">
      <style:text-properties officeooo:rsid="001ad9c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44409783" text:style-name="L1">
        <text:list-item>
          <text:p text:style-name="P2">User Experience (UX) / UX engineer – <text:span text:style-name="T3">Experienicia del usuario.</text:span></text:p>
        </text:list-item>
        <text:list-item>
          <text:p text:style-name="P2">Digital prototyping – <text:span text:style-name="T3">Prototipado digial</text:span></text:p>
        </text:list-item>
        <text:list-item>
          <text:p text:style-name="P2">Interactive experience – <text:span text:style-name="T3">Experiencia interectiva.</text:span></text:p>
        </text:list-item>
        <text:list-item>
          <text:p text:style-name="P2"><text:span text:style-name="T1">Explaining</text:span> abstract ideas and words can be tough – <text:span text:style-name="T4">Explicar una idea abstracta con palabra es dificl.</text:span></text:p>
        </text:list-item>
        <text:list-item>
          <text:p text:style-name="P2">Pitch an idea – <text:span text:style-name="T4">Lanzar una idea.</text:span></text:p>
        </text:list-item>
        <text:list-item>
          <text:p text:style-name="P2">Explain the design detail – <text:span text:style-name="T4">Explica al detalle la idea.</text:span></text:p>
        </text:list-item>
        <text:list-item>
          <text:p text:style-name="P2">Validate your ideas – <text:span text:style-name="T4">Valida tus ideas</text:span></text:p>
        </text:list-item>
        <text:list-item>
          <text:p text:style-name="P2">In a way,… - <text:span text:style-name="T6">En cierto sentido</text:span></text:p>
        </text:list-item>
        <text:list-item>
          <text:p text:style-name="P2">Model - <text:span text:style-name="T2">Modelo</text:span></text:p>
        </text:list-item>
        <text:list-item>
          <text:p text:style-name="P2">Tool (digital prototyping tool) – <text:span text:style-name="T3">Herramientas (Herramieta prototipado digital)</text:span></text:p>
        </text:list-item>
        <text:list-item>
          <text:p text:style-name="P2">Unique - <text:span text:style-name="T2">Unico</text:span></text:p>
        </text:list-item>
        <text:list-item>
          <text:p text:style-name="P2">Set of features </text:p>
        </text:list-item>
        <text:list-item>
          <text:p text:style-name="P2">Focus - <text:span text:style-name="T6">Atencion</text:span></text:p>
        </text:list-item>
        <text:list-item>
          <text:p text:style-name="P2">Fictional - <text:span text:style-name="T6">Ficcional</text:span></text:p>
        </text:list-item>
        <text:list-item>
          <text:p text:style-name="P2">eCommerce app <text:s/>- <text:span text:style-name="T3">Aplicacion comercio electronico</text:span></text:p>
        </text:list-item>
        <text:list-item>
          <text:p text:style-name="P2">stakeholder - <text:span text:style-name="T6">interesado</text:span></text:p>
        </text:list-item>
        <text:list-item>
          <text:p text:style-name="P2">Home screen – <text:span text:style-name="T3">Pantalla principal</text:span></text:p>
        </text:list-item>
        <text:list-item>
          <text:p text:style-name="P2">scroll – <text:span text:style-name="T3">Desplazar</text:span></text:p>
        </text:list-item>
        <text:list-item>
          <text:p text:style-name="P2">Product feed - </text:p>
        </text:list-item>
        <text:list-item>
          <text:p text:style-name="P2">carousel - <text:span text:style-name="T7">carrusel</text:span></text:p>
        </text:list-item>
        <text:list-item>
          <text:p text:style-name="P2">Find out more about it – <text:span text:style-name="T7">Descubre más acerca de esto</text:span></text:p>
        </text:list-item>
        <text:list-item>
          <text:p text:style-name="P2">Tap – <text:span text:style-name="T5">Tocar</text:span></text:p>
        </text:list-item>
        <text:list-item>
          <text:p text:style-name="P2">Card - <text:span text:style-name="T2">Tarjeta</text:span></text:p>
        </text:list-item>
        <text:list-item>
          <text:p text:style-name="P2">Transition - <text:span text:style-name="T5">Transaccion</text:span></text:p>
        </text:list-item>
        <text:list-item>
          <text:p text:style-name="P2">Product detail page – <text:span text:style-name="T5">Pagina de detalles del producto.</text:span></text:p>
        </text:list-item>
        <text:list-item>
          <text:p text:style-name="P2">Add to cart – <text:span text:style-name="T2">Añade al carro</text:span></text:p>
        </text:list-item>
        <text:list-item>
          <text:p text:style-name="P2">Toast - <text:span text:style-name="T7">totadas</text:span></text:p>
        </text:list-item>
        <text:list-item>
          <text:p text:style-name="P2">This isn't meant to be… - <text:span text:style-name="T8">Esto no esta destinado a ser ...</text:span></text:p>
        </text:list-item>
        <text:list-item>
          <text:p text:style-name="P2">Tutorial - <text:span text:style-name="T2">Tutorial</text:span></text:p>
        </text:list-item>
        <text:list-item>
          <text:p text:style-name="P2">Static version – <text:span text:style-name="T8">version estatico</text:span></text:p>
        </text:list-item>
        <text:list-item>
          <text:p text:style-name="P2">Scroll (vertically / horizontally) <text:s/><text:span text:style-name="T5">desplazamiento vertical o horizontal</text:span></text:p>
        </text:list-item>
        <text:list-item>
          <text:p text:style-name="P2">Get from … to … <text:span text:style-name="T8">Ir de … a ...</text:span></text:p>
        </text:list-item>
        <text:list-item>
          <text:p text:style-name="P2">So we're going to talk about… - <text:span text:style-name="T7">Entonces vamos a hablar sobre..</text:span></text:p>
        </text:list-item>
        <text:list-item>
          <text:p text:style-name="P2">Tapable </text:p>
        </text:list-item>
        <text:list-item>
          <text:p text:style-name="P2">Event (list of events) – <text:span text:style-name="T7">Evento ( lista de eventos)</text:span></text:p>
        </text:list-item>
        <text:list-item>
          <text:p text:style-name="P2">Drag - <text:span text:style-name="T7">arrastrar</text:span></text:p>
        </text:list-item>
        <text:list-item>
          <text:p text:style-name="P2">Release - <text:span text:style-name="T7">liberacion</text:span></text:p>
        </text:list-item>
        <text:list-item>
          <text:p text:style-name="P2">Let's try this out – <text:span text:style-name="T8">Probemos esto</text:span></text:p>
        </text:list-item>
        <text:list-item>
          <text:p text:style-name="P2">Notice - <text:span text:style-name="T2">Noticias</text:span></text:p>
        </text:list-item>
        <text:list-item>
          <text:p text:style-name="P2">Switch to – <text:span text:style-name="T2">Cambia a </text:span></text:p>
        </text:list-item>
        <text:list-item>
          <text:p text:style-name="P2">View - <text:span text:style-name="T2">Visita</text:span></text:p>
        </text:list-item>
        <text:list-item>
          <text:p text:style-name="P2">The last thing we need to do is… <text:span text:style-name="T8">Lo ultimo que debemos hacer es ...</text:span></text:p>
        </text:list-item>
        <text:list-item>
          <text:p text:style-name="P2">Feel realistic – <text:span text:style-name="T7">Sientete realista</text:span></text:p>
        </text:list-item>
        <text:list-item>
          <text:p text:style-name="P2">Success / Successful / Successfully - <text:span text:style-name="T8">Exito</text:span></text:p>
        </text:list-item>
        <text:list-item>
          <text:p text:style-name="P2">Animation - <text:span text:style-name="T2">Animacion</text:span></text:p>
        </text:list-item>
        <text:list-item>
          <text:p text:style-name="P2"><text:soft-page-break/>Test this out – <text:span text:style-name="T8">Prueba esto</text:span></text:p>
        </text:list-item>
        <text:list-item>
          <text:p text:style-name="P2">Animate in / animate out – <text:span text:style-name="T2">Animacion dentro / fuerra</text:span></text:p>
        </text:list-item>
        <text:list-item>
          <text:p text:style-name="P2">Point out / I just want to point out that… <text:span text:style-name="T8">Señalar / Solo quiero señalar que ...</text:span></text:p>
        </text:list-item>
        <text:list-item>
          <text:p text:style-name="P2">Preview <text:s/>- <text:span text:style-name="T2">Previsualizacion.</text:span></text:p>
        </text:list-item>
        <text:list-item>
          <text:p text:style-name="P2">Update - <text:span text:style-name="T2">Actualizar</text:span></text:p>
        </text:list-item>
        <text:list-item>
          <text:p text:style-name="P2">Live - <text:span text:style-name="T2">Directo</text:span></text:p>
        </text:list-item>
        <text:list-item>
          <text:p text:style-name="P2">There it is – <text:span text:style-name="T8">Ahi estas</text:span></text:p>
        </text:list-item>
        <text:list-item>
          <text:p text:style-name="P2">Interactive - <text:span text:style-name="T2">interactico</text:span></text:p>
        </text:list-item>
        <text:list-item>
          <text:p text:style-name="P2">Gestural <text:s/>- <text:span text:style-name="T8">Gestual</text:span></text:p>
        </text:list-item>
        <text:list-item>
          <text:p text:style-name="P2">Overall experience – <text:span text:style-name="T8">Experiencia general</text:span></text:p>
        </text:list-item>
        <text:list-item>
          <text:p text:style-name="P2">Shake - <text:span text:style-name="T8">sacudir</text:span></text:p>
        </text:list-item>
        <text:list-item>
          <text:p text:style-name="P2">Input / Output – <text:span text:style-name="T2">Entrada / Salida</text:span></text:p>
        </text:list-item>
        <text:list-item>
          <text:p text:style-name="P2">Let's take a look at… <text:s/>- <text:span text:style-name="T8">Echemos un vistazo a ….</text:span></text:p>
        </text:list-item>
        <text:list-item>
          <text:p text:style-name="P2">Pan </text:p>
        </text:list-item>
        <text:list-item>
          <text:p text:style-name="P1">To fit into – <text:span text:style-name="T8">Para encajar en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3:55:03.875507518</meta:creation-date>
    <dc:date>2019-09-25T19:15:01.836384100</dc:date>
    <meta:editing-duration>PT15M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60" meta:word-count="393" meta:character-count="2056" meta:non-whitespace-character-count="1748"/>
  </office:meta>
</office:document-meta>
</file>